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99cc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dash" draw:stroke-dash="Dash_20_2" svg:stroke-width="0.026cm" svg:stroke-color="#808080" draw:stroke-linejoin="miter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true" fo:min-height="8.777cm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left" draw:textarea-vertical-align="top" draw:auto-grow-height="true" fo:min-height="0.757cm" fo:min-width="0.052cm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none" draw:fill="none" draw:fill-color="#bbe0e3" draw:textarea-horizontal-align="justify" draw:textarea-vertical-align="top" draw:auto-grow-height="true" fo:min-height="10.483cm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none" draw:fill="none" draw:fill-color="#bbe0e3" draw:textarea-horizontal-align="justify" draw:textarea-vertical-align="top" draw:auto-grow-height="true" fo:min-height="11.118cm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169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12.541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stroke="none" draw:fill="none" draw:fill-color="#bbe0e3" draw:auto-grow-height="true" fo:min-height="12.335cm" draw:shadow="hidden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541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notes">
      <style:graphic-properties draw:fill-color="#ffffff" draw:auto-grow-height="true" fo:min-height="12.335cm"/>
    </style:style>
    <style:style style:name="pr6" style:family="presentation" style:parent-style-name="Default-outline1" style:list-style-name="L4">
      <style:graphic-properties draw:stroke="none" draw:fill="none" draw:fill-color="#bbe0e3" draw:textarea-horizontal-align="justify" draw:textarea-vertical-align="top" draw:auto-grow-height="true" draw:auto-grow-width="false" fo:min-height="12.541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text-indent="0cm" style:writing-mode="lr-tb"/>
      <style:text-properties fo:font-size="31.8999996185303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952cm" fo:margin-right="0cm" fo:margin-top="0.282cm" fo:margin-bottom="0cm" text:enable-numbering="true" fo:text-indent="-0.952cm"/>
    </style:style>
    <style:style style:name="P6" style:family="paragraph">
      <style:paragraph-properties fo:margin-left="0.952cm" fo:margin-right="0cm" fo:margin-top="0.282cm" fo:margin-bottom="0cm" text:enable-numbering="true" fo:text-indent="-0.952cm" style:writing-mode="lr-tb"/>
    </style:style>
    <style:style style:name="P7" style:family="paragraph">
      <style:paragraph-properties fo:margin-left="0cm" fo:margin-right="0cm" fo:text-align="center" text:enable-numbering="false" fo:text-indent="0cm"/>
      <style:text-properties fo:font-size="17.8999996185303pt"/>
    </style:style>
    <style:style style:name="P8" style:family="paragraph">
      <style:paragraph-properties fo:margin-left="0cm" fo:margin-right="0cm" fo:text-align="center" text:enable-numbering="false" fo:text-indent="0cm" style:writing-mode="lr-tb"/>
      <style:text-properties fo:font-size="17.8999996185303pt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.952cm" fo:margin-right="0cm" fo:margin-top="0.176cm" fo:margin-bottom="0cm" text:enable-numbering="true" fo:text-indent="-0.952cm"/>
    </style:style>
    <style:style style:name="P11" style:family="paragraph">
      <style:paragraph-properties fo:margin-left="0.952cm" fo:margin-right="0cm" fo:margin-top="0.176cm" fo:margin-bottom="0cm" text:enable-numbering="true" fo:text-indent="-0.952cm" style:writing-mode="lr-tb"/>
    </style:style>
    <style:style style:name="P12" style:family="paragraph">
      <style:paragraph-properties fo:margin-left="0cm" fo:margin-right="0cm" fo:line-height="100%" text:enable-numbering="false" fo:text-indent="0cm"/>
      <style:text-properties fo:font-size="17.8999996185303pt"/>
    </style:style>
    <style:style style:name="P13" style:family="paragraph">
      <style:paragraph-properties fo:margin-left="0cm" fo:margin-right="0cm" fo:line-height="100%" text:enable-numbering="false" fo:text-indent="0cm" style:writing-mode="lr-tb"/>
      <style:text-properties fo:font-size="17.8999996185303pt"/>
    </style:style>
    <style:style style:name="P14" style:family="paragraph">
      <style:paragraph-properties style:writing-mode="lr-tb"/>
    </style:style>
    <style:style style:name="P15" style:family="paragraph">
      <style:paragraph-properties fo:margin-left="0.952cm" fo:margin-right="0cm" fo:margin-top="0.246cm" fo:margin-bottom="0cm" fo:line-height="100%" text:enable-numbering="true" fo:text-indent="-0.952cm"/>
    </style:style>
    <style:style style:name="P16" style:family="paragraph">
      <style:paragraph-properties fo:margin-left="0.952cm" fo:margin-right="0cm" fo:margin-top="0.211cm" fo:margin-bottom="0cm" fo:line-height="100%" text:enable-numbering="true" fo:text-indent="-0.952cm"/>
    </style:style>
    <style:style style:name="P17" style:family="paragraph">
      <style:paragraph-properties fo:margin-left="0.952cm" fo:margin-right="0cm" fo:margin-top="0.246cm" fo:margin-bottom="0cm" fo:line-height="100%" text:enable-numbering="true" fo:text-indent="-0.952cm" style:writing-mode="lr-tb"/>
    </style:style>
    <style:style style:name="P18" style:family="paragraph">
      <style:paragraph-properties fo:margin-left="0.952cm" fo:margin-right="0cm" fo:margin-top="0.282cm" fo:margin-bottom="0cm" text:enable-numbering="false" fo:text-indent="-0.952cm"/>
    </style:style>
    <style:style style:name="P19" style:family="paragraph">
      <style:paragraph-properties fo:margin-left="0.952cm" fo:margin-right="0cm" fo:margin-top="0.282cm" fo:margin-bottom="0cm" fo:line-height="90%" text:enable-numbering="true" fo:text-indent="-0.952cm"/>
    </style:style>
    <style:style style:name="P20" style:family="paragraph">
      <style:paragraph-properties fo:margin-left="0.952cm" fo:margin-right="0cm" fo:margin-top="0.282cm" fo:margin-bottom="0cm" fo:line-height="90%" text:enable-numbering="true" fo:text-indent="-0.952cm" style:writing-mode="lr-tb"/>
    </style:style>
    <style:style style:name="P21" style:family="paragraph">
      <style:paragraph-properties fo:margin-left="0.952cm" fo:margin-right="0cm" fo:margin-top="0.246cm" fo:margin-bottom="0cm" text:enable-numbering="true" fo:text-indent="-0.952cm"/>
    </style:style>
    <style:style style:name="P22" style:family="paragraph">
      <style:paragraph-properties fo:margin-left="0.952cm" fo:margin-right="0cm" fo:margin-top="0.246cm" fo:margin-bottom="0cm" text:enable-numbering="true" fo:text-indent="-0.952cm" style:writing-mode="lr-tb"/>
    </style:style>
    <style:style style:name="P23" style:family="paragraph">
      <style:paragraph-properties fo:margin-left="3.175cm" fo:margin-right="0cm" fo:margin-top="0.211cm" fo:margin-bottom="0cm" fo:line-height="100%" text:enable-numbering="false" fo:text-indent="-0.635cm"/>
    </style:style>
    <style:style style:name="P24" style:family="paragraph">
      <style:paragraph-properties fo:margin-left="3.175cm" fo:margin-right="0cm" fo:margin-top="0.211cm" fo:margin-bottom="0cm" text:enable-numbering="false" fo:text-indent="-0.635cm"/>
    </style:style>
    <style:style style:name="T1" style:family="text">
      <style:text-properties fo:color="#000000" fo:language="en" fo:country="US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color="#808080" fo:font-size="10pt" fo:language="en" fo:country="US" style:font-size-asian="10pt" style:font-size-complex="10pt"/>
    </style:style>
    <style:style style:name="T5" style:family="text">
      <style:text-properties fo:font-family="'Courier New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font-family="'Courier New'" style:font-family-generic="modern" style:font-pitch="fixed" fo:font-size="14pt" fo:language="en" fo:country="US" style:font-size-asian="14pt" style:font-size-complex="14pt"/>
    </style:style>
    <style:style style:name="T8" style:family="text">
      <style:text-properties fo:font-family="'Courier New'" style:font-family-generic="modern" style:font-pitch="fixed" fo:font-size="14pt" fo:language="en" fo:country="US" fo:font-style="italic" style:font-size-asian="14pt" style:font-style-asian="italic" style:font-size-complex="14pt" style:font-style-complex="italic"/>
    </style:style>
    <style:style style:name="T9" style:family="text">
      <style:text-properties fo:font-family="'Courier New'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font-family="'Courier New'" style:font-family-generic="modern" style:font-pitch="fixed" fo:font-size="24pt" fo:language="en" fo:country="US" style:font-size-asian="24pt" style:font-size-complex="24pt"/>
    </style:style>
    <style:style style:name="T11" style:family="text">
      <style:text-properties fo:font-size="28pt" fo:language="en" fo:country="US" style:font-size-asian="28pt" style:font-size-complex="28pt"/>
    </style:style>
    <style:style style:name="T12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13" style:family="text">
      <style:text-properties fo:font-family="'Courier New'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14" style:family="text">
      <style:text-properties fo:font-size="20pt" fo:language="en" fo:country="US" style:font-size-asian="20pt" style:font-size-complex="20pt"/>
    </style:style>
    <style:style style:name="T15" style:family="text">
      <style:text-properties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16" style:family="text">
      <style:text-properties fo:font-family="'Courier New'" style:font-family-generic="modern" style:font-pitch="fixed" fo:font-size="14pt" fo:language="fr" fo:country="FR" style:font-size-asian="14pt" style:font-size-complex="14pt"/>
    </style:style>
    <style:style style:name="T17" style:family="text">
      <style:text-properties fo:font-family="'Courier New'" style:font-family-generic="modern" style:font-pitch="fixed" fo:font-size="14pt" fo:language="fr" fo:country="FR" fo:font-weight="bold" style:font-size-asian="14pt" style:font-weight-asian="bold" style:font-size-complex="14pt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22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Courier New'" style:font-family-generic="modern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Courier New'" style:font-family-generic="modern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© 2008 Stanislav Sinyagin</presentation:footer-decl>
      <draw:page draw:name="GPS-Technik Internal training, vol. 3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4.705cm" svg:height="3.429cm" svg:x="2.371cm" svg:y="1.63cm" presentation:class="title">
          <draw:text-box>
            <text:p text:style-name="P1"><text:span text:style-name="T1">Torrus Functional Overview</text:span></text:p>
          </draw:text-box>
        </draw:frame>
        <draw:frame presentation:style-name="pr2" draw:text-style-name="P3" draw:layer="layout" svg:width="24.705cm" svg:height="12.801cm" svg:x="2.371cm" svg:y="5.432cm" presentation:class="subtitle" presentation:placeholder="true">
          <draw:text-box/>
        </draw:frame>
        <presentation:notes draw:style-name="dp2">
          <draw:page-thumbnail draw:layer="layout" svg:width="13.701cm" svg:height="10.275cm" svg:x="2.483cm" svg:y="2.059cm" draw:page-number="1"/>
          <draw:frame presentation:style-name="pr3" draw:text-style-name="P4" draw:layer="layout" svg:width="14.932cm" svg:height="12.335cm" svg:x="1.865cm" svg:y="13.017cm" presentation:class="notes" presentation:placeholder="true">
            <draw:text-box/>
          </draw:frame>
        </presentation:notes>
      </draw:page>
      <draw:page draw:name="Torrus features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705cm" svg:height="3.429cm" svg:x="2.371cm" svg:y="1.63cm" presentation:class="title">
          <draw:text-box>
            <text:p text:style-name="P1"><text:span text:style-name="T2">Torrus features</text:span></text:p>
          </draw:text-box>
        </draw:frame>
        <draw:frame presentation:style-name="pr4" draw:text-style-name="P6" draw:layer="layout" svg:width="24.705cm" svg:height="12.801cm" svg:x="2.371cm" svg:y="5.432cm" presentation:class="outline">
          <draw:text-box>
            <text:list text:style-name="L2">
              <text:list-item>
                <text:p text:style-name="P5"><text:span text:style-name="T2">Hierarchical object database</text:span></text:p>
              </text:list-item>
            </text:list>
            <text:list text:style-name="L2">
              <text:list-item>
                <text:p text:style-name="P5"><text:span text:style-name="T2">Modular structure</text:span></text:p>
              </text:list-item>
            </text:list>
            <text:list text:style-name="L2">
              <text:list-item>
                <text:p text:style-name="P5"><text:span text:style-name="T2">SNMP discovery and collector</text:span></text:p>
              </text:list-item>
            </text:list>
            <text:list text:style-name="L2">
              <text:list-item>
                <text:p text:style-name="P5"><text:span text:style-name="T2">Threshold monitor</text:span></text:p>
              </text:list-item>
            </text:list>
            <text:list text:style-name="L2">
              <text:list-item>
                <text:p text:style-name="P5"><text:span text:style-name="T2">Billing data export</text:span></text:p>
              </text:list-item>
            </text:list>
            <text:list text:style-name="L2">
              <text:list-item>
                <text:p text:style-name="P5"><text:span text:style-name="T2">Web user interface</text:span></text:p>
              </text:list-item>
            </text:list>
          </draw:text-box>
        </draw:frame>
        <presentation:notes draw:style-name="dp4">
          <draw:page-thumbnail draw:style-name="gr1" draw:layer="layout" svg:width="13.701cm" svg:height="10.276cm" svg:x="2.482cm" svg:y="2.058cm" draw:page-number="2" presentation:class="page"/>
          <draw:frame presentation:style-name="pr5" draw:text-style-name="P4" draw:layer="layout" svg:width="14.932cm" svg:height="12.335cm" svg:x="1.865cm" svg:y="13.01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>
        <office:forms form:automatic-focus="false" form:apply-design-mode="false"/>
        <draw:custom-shape draw:style-name="gr2" draw:text-style-name="P8" draw:layer="layout" svg:width="5.619cm" svg:height="1.794cm" svg:x="16.458cm" svg:y="10.899cm">
          <text:p text:style-name="P7"><text:span text:style-name="T3">Datasource </text:span></text:p>
          <text:p text:style-name="P7"><text:span text:style-name="T3">tree databas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8" draw:layer="layout" svg:width="5.619cm" svg:height="1.197cm" svg:x="16.238cm" svg:y="7.305cm">
          <text:p text:style-name="P7"><text:span text:style-name="T3">Configuration XML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8" draw:layer="layout" svg:width="4.108cm" svg:height="1.197cm" svg:x="17.106cm" svg:y="9.104cm">
          <text:p text:style-name="P7"><text:span text:style-name="T3">XML Compi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8" draw:layer="layout" svg:width="8.645cm" svg:height="1.196cm" svg:x="15.377cm" svg:y="3.717cm">
          <text:p text:style-name="P7"><text:span text:style-name="T3">SNMP Discovery XML</text:span></text:p>
          <text:p text:style-name="P7"><text:span text:style-name="T3">(DDX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8" draw:layer="layout" svg:width="5.184cm" svg:height="1.196cm" svg:x="16.893cm" svg:y="5.512cm">
          <text:p text:style-name="P7"><text:span text:style-name="T3">SNMP Discovery</text:span></text:p>
          <text:p text:style-name="P7"><text:span text:style-name="T3">Engine (devdiscove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8" draw:layer="layout" svg:width="5.619cm" svg:height="1.197cm" svg:x="4.781cm" svg:y="2.916cm">
          <text:p text:style-name="P7"><text:span text:style-name="T3">DDX Templat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8" draw:layer="layout" svg:width="5.619cm" svg:height="1.197cm" svg:x="4.781cm" svg:y="5.111cm">
          <text:p text:style-name="P7"><text:span text:style-name="T3">Node Lis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8" draw:layer="layout" svg:width="3.027cm" svg:height="1.196cm" svg:x="11.055cm" svg:y="3.717cm">
          <text:p text:style-name="P7"><text:span text:style-name="T3">Template </text:span></text:p>
          <text:p text:style-name="P7"><text:span text:style-name="T3">process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9" draw:layer="layout" svg:x1="9.757cm" svg:y1="3.519cm" svg:x2="11.054cm" svg:y2="4.315cm">
          <text:p text:style-name="P4"/>
        </draw:line>
        <draw:line draw:style-name="gr4" draw:text-style-name="P9" draw:layer="layout" svg:x1="9.325cm" svg:y1="5.111cm" svg:x2="11.055cm" svg:y2="4.513cm">
          <text:p text:style-name="P4"/>
        </draw:line>
        <draw:line draw:style-name="gr4" draw:text-style-name="P9" draw:layer="layout" svg:x1="14.08cm" svg:y1="4.116cm" svg:x2="16.458cm" svg:y2="4.116cm">
          <text:p text:style-name="P4"/>
        </draw:line>
        <draw:line draw:style-name="gr4" draw:text-style-name="P9" draw:layer="layout" svg:x1="19.271cm" svg:y1="4.914cm" svg:x2="19.271cm" svg:y2="5.511cm">
          <text:p text:style-name="P4"/>
        </draw:line>
        <draw:line draw:style-name="gr4" draw:text-style-name="P9" draw:layer="layout" svg:x1="19.271cm" svg:y1="6.708cm" svg:x2="19.271cm" svg:y2="7.306cm">
          <text:p text:style-name="P4"/>
        </draw:line>
        <draw:line draw:style-name="gr4" draw:text-style-name="P9" draw:layer="layout" svg:x1="19.271cm" svg:y1="8.502cm" svg:x2="19.271cm" svg:y2="9.1cm">
          <text:p text:style-name="P4"/>
        </draw:line>
        <draw:line draw:style-name="gr4" draw:text-style-name="P9" draw:layer="layout" svg:x1="19.271cm" svg:y1="10.301cm" svg:x2="19.271cm" svg:y2="10.898cm">
          <text:p text:style-name="P4"/>
        </draw:line>
        <draw:custom-shape draw:style-name="gr3" draw:text-style-name="P8" draw:layer="layout" svg:width="4.108cm" svg:height="1.197cm" svg:x="7.38cm" svg:y="9.104cm">
          <text:p text:style-name="P7"><text:span text:style-name="T3">Collec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1.944cm" svg:height="1.197cm" svg:x="7.38cm" svg:y="10.3cm">
          <text:p text:style-name="P7"><text:span text:style-name="T3">SNM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2.158cm" svg:height="1.197cm" svg:x="9.324cm" svg:y="10.3cm">
          <text:p text:style-name="P7"><text:span text:style-name="T3">Oth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9" draw:layer="layout" svg:x1="16.892cm" svg:y1="11.898cm" svg:x2="11.488cm" svg:y2="9.901cm">
          <text:p text:style-name="P4"/>
        </draw:line>
        <draw:custom-shape draw:style-name="gr2" draw:text-style-name="P8" draw:layer="layout" svg:width="5.619cm" svg:height="1.197cm" svg:x="6.512cm" svg:y="12.494cm">
          <text:p text:style-name="P7"><text:span text:style-name="T3">RRD Stor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4" draw:text-style-name="P9" draw:layer="layout" svg:x1="9.325cm" svg:y1="11.497cm" svg:x2="9.325cm" svg:y2="12.495cm">
          <text:p text:style-name="P4"/>
        </draw:line>
        <draw:custom-shape draw:style-name="gr3" draw:text-style-name="P8" draw:layer="layout" svg:width="4.108cm" svg:height="1.197cm" svg:x="14.514cm" svg:y="15.288cm">
          <text:p text:style-name="P7"><text:span text:style-name="T3">Web U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9" draw:layer="layout" svg:x1="11.488cm" svg:y1="13.093cm" svg:x2="15.591cm" svg:y2="15.287cm">
          <text:p text:style-name="P4"/>
        </draw:line>
        <draw:line draw:style-name="gr4" draw:text-style-name="P9" draw:layer="layout" svg:x1="19.051cm" svg:y1="12.698cm" svg:x2="16.673cm" svg:y2="15.288cm">
          <text:p text:style-name="P4"/>
        </draw:line>
        <draw:custom-shape draw:style-name="gr3" draw:text-style-name="P8" draw:layer="layout" svg:width="4.108cm" svg:height="1.197cm" svg:x="7.16cm" svg:y="15.485cm">
          <text:p text:style-name="P7"><text:span text:style-name="T3">Threshold Moni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9" draw:layer="layout" svg:x1="9.325cm" svg:y1="13.691cm" svg:x2="9.325cm" svg:y2="15.486cm">
          <text:p text:style-name="P4"/>
        </draw:line>
        <draw:line draw:style-name="gr4" draw:text-style-name="P9" draw:layer="layout" svg:x1="16.457cm" svg:y1="12.694cm" svg:x2="10.186cm" svg:y2="15.488cm">
          <text:p text:style-name="P4"/>
        </draw:line>
        <draw:custom-shape draw:style-name="gr3" draw:text-style-name="P8" draw:layer="layout" svg:width="4.108cm" svg:height="1.197cm" svg:x="7.16cm" svg:y="17.483cm">
          <text:p text:style-name="P7"><text:span text:style-name="T3">Notifica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9" draw:layer="layout" svg:x1="9.325cm" svg:y1="16.682cm" svg:x2="9.325cm" svg:y2="17.483cm">
          <text:p text:style-name="P4"/>
        </draw:line>
        <draw:custom-shape draw:style-name="gr5" draw:text-style-name="P8" draw:layer="layout" svg:width="10.809cm" svg:height="5.789cm" svg:x="4.133cm" svg:y="1.522cm">
          <text:p text:style-name="P7"><text:span text:style-name="T4">Optional automation instead of </text:span></text:p>
          <text:p text:style-name="P7"><text:span text:style-name="T4">manualy edited DDX files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3.242cm" svg:height="1.197cm" svg:x="21.643cm" svg:y="13.692cm">
          <text:p text:style-name="P7"><text:span text:style-name="T3">ACL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8" draw:layer="layout" svg:width="3.027cm" svg:height="1.197cm" svg:x="21.644cm" svg:y="15.886cm">
          <text:p text:style-name="P7"><text:span text:style-name="T3">ACL Edi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9" draw:layer="layout" svg:x1="23.159cm" svg:y1="15.886cm" svg:x2="23.159cm" svg:y2="14.892cm">
          <text:p text:style-name="P4"/>
        </draw:line>
        <draw:line draw:style-name="gr4" draw:text-style-name="P9" draw:layer="layout" svg:x1="22.075cm" svg:y1="14.092cm" svg:x2="18.616cm" svg:y2="15.886cm">
          <text:p text:style-name="P4"/>
        </draw:line>
        <presentation:notes draw:style-name="dp4">
          <draw:page-thumbnail draw:style-name="gr1" draw:layer="layout" svg:width="13.701cm" svg:height="10.276cm" svg:x="2.482cm" svg:y="2.058cm" draw:page-number="3" presentation:class="page"/>
          <draw:frame presentation:style-name="pr5" draw:text-style-name="P4" draw:layer="layout" svg:width="14.932cm" svg:height="12.335cm" svg:x="1.865cm" svg:y="13.017cm" presentation:class="notes" presentation:placeholder="true">
            <draw:text-box/>
          </draw:frame>
        </presentation:notes>
      </draw:page>
      <draw:page draw:name="SNMP Discovery XML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705cm" svg:height="3.429cm" svg:x="2.371cm" svg:y="1.63cm" presentation:class="title">
          <draw:text-box>
            <text:p text:style-name="P1"><text:span text:style-name="T2">SNMP Discovery XML</text:span></text:p>
          </draw:text-box>
        </draw:frame>
        <draw:frame presentation:style-name="pr4" draw:text-style-name="P11" draw:layer="layout" svg:width="24.705cm" svg:height="12.801cm" svg:x="2.371cm" svg:y="5.432cm" presentation:class="outline">
          <draw:text-box>
            <text:list text:style-name="L2">
              <text:list-item>
                <text:p text:style-name="P10"><text:span text:style-name="T2">Usually located in </text:span><text:span text:style-name="T5">/usr/local/etc/torrus/discovery</text:span></text:p>
              </text:list-item>
            </text:list>
            <text:list text:style-name="L2">
              <text:list-item>
                <text:p text:style-name="P5"><text:span text:style-name="T2">Proposed extension: </text:span><text:span text:style-name="T6">DDX</text:span><text:span text:style-name="T2"> (Device Discovery XML)</text:span></text:p>
              </text:list-item>
            </text:list>
            <text:list text:style-name="L2">
              <text:list-item>
                <text:p text:style-name="P5"><text:span text:style-name="T2">Consists of global and per-host parameters</text:span></text:p>
              </text:list-item>
            </text:list>
          </draw:text-box>
        </draw:frame>
        <draw:custom-shape draw:style-name="gr6" draw:text-style-name="P13" draw:layer="layout" svg:width="22.866cm" svg:height="9.037cm" svg:x="3.267cm" svg:y="10.961cm">
          <text:p text:style-name="P12"><text:span text:style-name="T7">&lt;?xml version="1.0" encoding="UTF8"?&gt;</text:span></text:p>
          <text:p text:style-name="P12"><text:span text:style-name="T7">&lt;snmp-discovery&gt;</text:span></text:p>
          <text:p text:style-name="P12"><text:span text:style-name="T7"><text:s text:c="2"/></text:span><text:span text:style-name="T7">&lt;param name="data-dir" value="/data/torrus/collector_rrd"/&gt;</text:span></text:p>
          <text:p text:style-name="P12"><text:span text:style-name="T7"><text:s text:c="2"/>……… </text:span><text:span text:style-name="T8">other global parameters</text:span></text:p>
          <text:p text:style-name="P12"><text:span text:style-name="T7"><text:s text:c="2"/></text:span><text:span text:style-name="T7">&lt;host&gt;</text:span></text:p>
          <text:p text:style-name="P12"><text:span text:style-name="T7"><text:s text:c="4"/></text:span><text:span text:style-name="T7">&lt;param name="snmp-host" value="cmts1.tvtnet.ch"/&gt;</text:span></text:p>
          <text:p text:style-name="P12"><text:span text:style-name="T7"><text:s text:c="4"/>……… </text:span><text:span text:style-name="T8">other host-specific parameters</text:span></text:p>
          <text:p text:style-name="P12"><text:span text:style-name="T7"><text:s text:c="2"/></text:span><text:span text:style-name="T7">&lt;/host&gt;</text:span></text:p>
          <text:p text:style-name="P12"><text:span text:style-name="T7">&lt;/snmp-discovery&gt;</text:span></text:p>
          <draw:enhanced-geometry svg:viewBox="0 0 21600 21600" draw:type="mso-spt202" draw:enhanced-path="M 0 0 L 21600 0 21600 21600 0 21600 0 0 Z N"/>
        </draw:custom-shape>
        <draw:custom-shape draw:style-name="gr7" draw:text-style-name="P14" draw:layer="layout" svg:width="0.552cm" svg:height="1.017cm" svg:x="25.69cm" svg:y="6.765cm">
          <text:p text:style-name="P4"/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13.701cm" svg:height="10.276cm" svg:x="2.482cm" svg:y="2.058cm" draw:page-number="4" presentation:class="page"/>
          <draw:frame presentation:style-name="pr5" draw:text-style-name="P4" draw:layer="layout" svg:width="14.932cm" svg:height="12.335cm" svg:x="1.865cm" svg:y="13.017cm" presentation:class="notes" presentation:placeholder="true">
            <draw:text-box/>
          </draw:frame>
        </presentation:notes>
      </draw:page>
      <draw:page draw:name="Important DDX parameters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705cm" svg:height="3.429cm" svg:x="2.371cm" svg:y="1.63cm" presentation:class="title">
          <draw:text-box>
            <text:p text:style-name="P1"><text:span text:style-name="T2">Important DDX parameters</text:span></text:p>
          </draw:text-box>
        </draw:frame>
        <draw:frame presentation:style-name="pr6" draw:text-style-name="P17" draw:layer="layout" svg:width="24.705cm" svg:height="12.801cm" svg:x="2.371cm" svg:y="5.432cm" presentation:class="outline">
          <draw:text-box>
            <text:list text:style-name="L4">
              <text:list-item>
                <text:p text:style-name="P15"><text:span text:style-name="T9">data-dir</text:span><text:span text:style-name="T10">:</text:span><text:span text:style-name="T11"> </text:span><text:span text:style-name="T12">where RRD files will be stored</text:span></text:p>
              </text:list-item>
            </text:list>
            <text:list text:style-name="L4">
              <text:list-item>
                <text:p text:style-name="P15"><text:span text:style-name="T9">domain-name:</text:span><text:span text:style-name="T11"> </text:span><text:span text:style-name="T12">used for DNS-based snmp-host’s</text:span></text:p>
              </text:list-item>
            </text:list>
            <text:list text:style-name="L4">
              <text:list-item>
                <text:p text:style-name="P15"><text:span text:style-name="T9">host-subtree:</text:span><text:span text:style-name="T11"> </text:span><text:span text:style-name="T12">place in the tree hierarchy</text:span></text:p>
              </text:list-item>
            </text:list>
            <text:list text:style-name="L4">
              <text:list-item>
                <text:p text:style-name="P16"><text:span text:style-name="T9">snmp-community, snmp-version, snmp-timeout, snmp-retries, snmp-port</text:span></text:p>
              </text:list-item>
            </text:list>
            <text:list text:style-name="L4">
              <text:list-item>
                <text:p text:style-name="P15"><text:span text:style-name="T9">snmp-host:</text:span><text:span text:style-name="T11"> </text:span><text:span text:style-name="T12">hostname or IP address</text:span></text:p>
              </text:list-item>
            </text:list>
            <text:list text:style-name="L4">
              <text:list-item>
                <text:p text:style-name="P15"><text:span text:style-name="T9">output-file:</text:span><text:span text:style-name="T11"> </text:span><text:span text:style-name="T12">where to save the discovery results</text:span></text:p>
              </text:list-item>
            </text:list>
          </draw:text-box>
        </draw:frame>
        <presentation:notes draw:style-name="dp4">
          <draw:page-thumbnail draw:style-name="gr1" draw:layer="layout" svg:width="13.701cm" svg:height="10.276cm" svg:x="2.482cm" svg:y="2.058cm" draw:page-number="5" presentation:class="page"/>
          <draw:frame presentation:style-name="pr5" draw:text-style-name="P4" draw:layer="layout" svg:width="14.932cm" svg:height="12.335cm" svg:x="1.865cm" svg:y="13.017cm" presentation:class="notes" presentation:placeholder="true">
            <draw:text-box/>
          </draw:frame>
        </presentation:notes>
      </draw:page>
      <draw:page draw:name="DDX: output-bundle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705cm" svg:height="3.429cm" svg:x="2.371cm" svg:y="1.63cm" presentation:class="title">
          <draw:text-box>
            <text:p text:style-name="P1"><text:span text:style-name="T2">DDX: output-bundle</text:span></text:p>
          </draw:text-box>
        </draw:frame>
        <draw:frame presentation:style-name="pr4" draw:text-style-name="P6" draw:layer="layout" svg:width="24.705cm" svg:height="12.801cm" svg:x="2.371cm" svg:y="5.432cm" presentation:class="outline">
          <draw:text-box>
            <text:list text:style-name="L2">
              <text:list-item>
                <text:p text:style-name="P5"><text:span text:style-name="T13">&lt;param name="output-bundle" value="NYC/devices1.xml"/&gt;</text:span></text:p>
              </text:list-item>
            </text:list>
            <text:list text:style-name="L2">
              <text:list-item>
                <text:p text:style-name="P5"><text:span text:style-name="T2">Defines a configuration file that would include all files generated by this DDX</text:span></text:p>
              </text:list-item>
            </text:list>
            <text:list text:style-name="L2">
              <text:list-item>
                <text:p text:style-name="P5"><text:span text:style-name="T2">Allows easy generation of one XML file per SNMP host</text:span></text:p>
              </text:list-item>
            </text:list>
          </draw:text-box>
        </draw:frame>
        <presentation:notes draw:style-name="dp4">
          <draw:page-thumbnail draw:style-name="gr1" draw:layer="layout" svg:width="13.701cm" svg:height="10.276cm" svg:x="2.482cm" svg:y="2.058cm" draw:page-number="6" presentation:class="page"/>
          <draw:frame presentation:style-name="pr5" draw:text-style-name="P4" draw:layer="layout" svg:width="14.932cm" svg:height="12.335cm" svg:x="1.865cm" svg:y="13.017cm" presentation:class="notes" presentation:placeholder="true">
            <draw:text-box/>
          </draw:frame>
        </presentation:notes>
      </draw:page>
      <draw:page draw:name="DDX: selectors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705cm" svg:height="3.429cm" svg:x="2.371cm" svg:y="1.63cm" presentation:class="title">
          <draw:text-box>
            <text:p text:style-name="P1"><text:span text:style-name="T2">DDX: selectors</text:span></text:p>
          </draw:text-box>
        </draw:frame>
        <draw:frame presentation:style-name="pr4" draw:text-style-name="P6" draw:layer="layout" svg:width="24.705cm" svg:height="12.801cm" svg:x="2.371cm" svg:y="5.432cm" presentation:class="outline">
          <draw:text-box>
            <text:list text:style-name="L2">
              <text:list-item>
                <text:p text:style-name="P5"><text:span text:style-name="T2">Selectors are a way to add new actions to the discovered elements (interfaces, CPUs, power supplies, etc.).</text:span></text:p>
              </text:list-item>
            </text:list>
            <text:list text:style-name="L2">
              <text:list-item>
                <text:p text:style-name="P5"><text:span text:style-name="T2">Most of customization you want to do on the discovery results can be done through selectors.</text:span></text:p>
              </text:list-item>
            </text:list>
            <text:list text:style-name="L2">
              <text:list-item>
                <text:p text:style-name="P5"><text:span text:style-name="T2">Typical actions: adding threshold monitors and data export for billing.</text:span></text:p>
              </text:list-item>
            </text:list>
            <text:list text:style-name="L2">
              <text:list-item>
                <text:p text:style-name="P18"><text:span text:style-name="T2"/></text:p>
              </text:list-item>
            </text:list>
          </draw:text-box>
        </draw:frame>
        <presentation:notes draw:style-name="dp4">
          <draw:page-thumbnail draw:style-name="gr1" draw:layer="layout" svg:width="13.701cm" svg:height="10.276cm" svg:x="2.482cm" svg:y="2.058cm" draw:page-number="7" presentation:class="page"/>
          <draw:frame presentation:style-name="pr5" draw:text-style-name="P4" draw:layer="layout" svg:width="14.932cm" svg:height="12.335cm" svg:x="1.865cm" svg:y="13.017cm" presentation:class="notes" presentation:placeholder="true">
            <draw:text-box/>
          </draw:frame>
        </presentation:notes>
      </draw:page>
      <draw:page draw:name="DDX: selectors (cont.)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705cm" svg:height="3.429cm" svg:x="2.371cm" svg:y="1.63cm" presentation:class="title">
          <draw:text-box>
            <text:p text:style-name="P1"><text:span text:style-name="T2">DDX: selectors (cont.)</text:span></text:p>
          </draw:text-box>
        </draw:frame>
        <draw:frame presentation:style-name="pr4" draw:text-style-name="P11" draw:layer="layout" svg:width="24.705cm" svg:height="12.801cm" svg:x="2.371cm" svg:y="5.432cm" presentation:class="outline">
          <draw:text-box>
            <text:list text:style-name="L2">
              <text:list-item>
                <text:p text:style-name="P10"><text:span text:style-name="T14">This example adds the threshold monitor to all interfaces that have “DNS” in their descriptions:</text:span></text:p>
              </text:list-item>
            </text:list>
          </draw:text-box>
        </draw:frame>
        <draw:custom-shape draw:style-name="gr8" draw:text-style-name="P13" draw:layer="layout" svg:width="25.724cm" svg:height="10.743cm" svg:x="1.972cm" svg:y="9.255cm">
          <text:p text:style-name="P12"><text:span text:style-name="T7"><text:s/></text:span><text:span text:style-name="T7">&lt;host&gt;</text:span></text:p>
          <text:p text:style-name="P12"><text:span text:style-name="T7"><text:s text:c="4"/></text:span><text:span text:style-name="T7">&lt;param name="snmp-host" value="1.2.3.4"/&gt;</text:span></text:p>
          <text:p text:style-name="P12"><text:span text:style-name="T7"><text:s text:c="4"/></text:span><text:span text:style-name="T7">&lt;param name="symbolic-name" value="switch1.example.com"/&gt;</text:span></text:p>
          <text:p text:style-name="P12"><text:span text:style-name="T7"><text:s text:c="4"/></text:span><text:span text:style-name="T7">&lt;param name="output-file" value="EXAMPLE_COM/1.2.3.4.xml"/&gt;</text:span></text:p>
          <text:p text:style-name="P12"><text:span text:style-name="T7"><text:s text:c="4"/></text:span></text:p>
          <text:p text:style-name="P12"><text:span text:style-name="T7"><text:s text:c="4"/></text:span><text:span text:style-name="T7">&lt;param name="</text:span><text:span text:style-name="T15">selectors</text:span><text:span text:style-name="T7">" <text:s/>value="dnstraffic"/&gt;</text:span></text:p>
          <text:p text:style-name="P12"><text:span text:style-name="T7"><text:s text:c="4"/></text:span><text:span text:style-name="T7">&lt;param name="dnstraffic-</text:span><text:span text:style-name="T15">selector-type</text:span><text:span text:style-name="T7">" <text:s text:c="4"/>value="RFC2863_IF_MIB"/&gt;</text:span></text:p>
          <text:p text:style-name="P12"><text:span text:style-name="T7"><text:s text:c="4"/></text:span><text:span text:style-name="T7">&lt;param name="dnstraffic-</text:span><text:span text:style-name="T15">selector-expr</text:span><text:span text:style-name="T7">" <text:s text:c="3"/>value="{ifComment}"/&gt;</text:span></text:p>
          <text:p text:style-name="P12"><text:span text:style-name="T7"><text:s text:c="4"/></text:span><text:span text:style-name="T7">&lt;param name="dnstraffic-</text:span><text:span text:style-name="T15">ifComment</text:span><text:span text:style-name="T7">" <text:s text:c="8"/>value="DNS"/&gt;</text:span></text:p>
          <text:p text:style-name="P12"><text:span text:style-name="T7"><text:s text:c="4"/></text:span><text:span text:style-name="T7">&lt;param name="dnstraffic-selector-</text:span><text:span text:style-name="T15">actions</text:span><text:span text:style-name="T7">"</text:span></text:p>
          <text:p text:style-name="P12"><text:span text:style-name="T7"><text:s text:c="11"/></text:span><text:span text:style-name="T7">value="InBytesMonitor, OutBytesMonitor"/&gt;</text:span></text:p>
          <text:p text:style-name="P12"><text:span text:style-name="T7"><text:s text:c="4"/></text:span><text:span text:style-name="T7">&lt;param name="dnstraffic-InBytesMonitor-</text:span><text:span text:style-name="T15">arg</text:span><text:span text:style-name="T7">" value="dnstraffic"/&gt;</text:span></text:p>
          <text:p text:style-name="P12"><text:span text:style-name="T7"><text:s text:c="4"/></text:span><text:span text:style-name="T7">&lt;param name="dnstraffic-OutBytesMonitor-</text:span><text:span text:style-name="T15">arg</text:span><text:span text:style-name="T7">" value="dnstraffic"/&gt;</text:span></text:p>
          <text:p text:style-name="P12"><text:span text:style-name="T7"><text:s text:c="2"/></text:span><text:span text:style-name="T7">&lt;/host&gt;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13.701cm" svg:height="10.276cm" svg:x="2.482cm" svg:y="2.058cm" draw:page-number="8" presentation:class="page"/>
          <draw:frame presentation:style-name="pr5" draw:text-style-name="P4" draw:layer="layout" svg:width="14.932cm" svg:height="12.335cm" svg:x="1.865cm" svg:y="13.017cm" presentation:class="notes" presentation:placeholder="true">
            <draw:text-box/>
          </draw:frame>
        </presentation:notes>
      </draw:page>
      <draw:page draw:name="DDX: static tokensets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705cm" svg:height="3.429cm" svg:x="2.371cm" svg:y="1.63cm" presentation:class="title">
          <draw:text-box>
            <text:p text:style-name="P1">DDX: static tokensets</text:p>
          </draw:text-box>
        </draw:frame>
        <draw:frame presentation:style-name="pr4" draw:text-style-name="P6" draw:layer="layout" svg:width="24.705cm" svg:height="12.801cm" svg:x="2.371cm" svg:y="5.432cm" presentation:class="outline">
          <draw:text-box>
            <text:list text:style-name="L2">
              <text:list-item>
                <text:p text:style-name="P5">Tokenset is a set of graphs that are viewable on a single web page.</text:p>
              </text:list-item>
            </text:list>
            <text:list text:style-name="L2">
              <text:list-item>
                <text:p text:style-name="P18"/>
              </text:list-item>
            </text:list>
          </draw:text-box>
        </draw:frame>
        <draw:custom-shape draw:style-name="gr9" draw:text-style-name="P13" draw:layer="layout" svg:width="25.725cm" svg:height="11.378cm" svg:x="2.185cm" svg:y="8.62cm">
          <text:p text:style-name="P12"><text:span text:style-name="T16">&lt;param name="</text:span><text:span text:style-name="T17">define-tokensets</text:span><text:span text:style-name="T16">"&gt;</text:span></text:p>
          <text:p text:style-name="P12"><text:span text:style-name="T16"><text:s text:c="2"/></text:span><text:span text:style-name="T16">upstream-peering: Upstream peering;</text:span></text:p>
          <text:p text:style-name="P12"><text:span text:style-name="T16"><text:s text:c="2"/></text:span><text:span text:style-name="T16">large-customers: Large customers</text:span></text:p>
          <text:p text:style-name="P12"><text:span text:style-name="T16">&lt;/param&gt;</text:span></text:p>
          <text:p text:style-name="P12"><text:span text:style-name="T16"/></text:p>
          <text:p text:style-name="P12"><text:span text:style-name="T7">&lt;host&gt;</text:span></text:p>
          <text:p text:style-name="P12"><text:span text:style-name="T7"><text:s text:c="2"/></text:span><text:span text:style-name="T7">&lt;param name="snmp-host" value="10.0.0.1"/&gt;</text:span></text:p>
          <text:p text:style-name="P12"><text:span text:style-name="T7"><text:s text:c="2"/></text:span><text:span text:style-name="T7">&lt;param name="symbolic-name" value="core02.example.net"/&gt;</text:span></text:p>
          <text:p text:style-name="P12"><text:span text:style-name="T7"><text:s text:c="2"/></text:span><text:span text:style-name="T7">&lt;param name="output-file" value="example_net/core02.example.net.xml"/&gt;</text:span></text:p>
          <text:p text:style-name="P12"><text:span text:style-name="T7"/></text:p>
          <text:p text:style-name="P12"><text:span text:style-name="T7"><text:s text:c="2"/></text:span><text:span text:style-name="T7">&lt;param name="</text:span><text:span text:style-name="T15">RFC2863_IF_MIB::tokenset-members</text:span><text:span text:style-name="T7">"&gt;</text:span></text:p>
          <text:p text:style-name="P12"><text:span text:style-name="T7"><text:s text:c="4"/></text:span><text:span text:style-name="T7">upstream-peering: POS5_0;</text:span></text:p>
          <text:p text:style-name="P12"><text:span text:style-name="T7"><text:s text:c="4"/></text:span><text:span text:style-name="T7">large-customers: GigabitEthernet0_2, Serial3_0, FastEthernet4_0 </text:span></text:p>
          <text:p text:style-name="P12"><text:span text:style-name="T7"><text:s text:c="2"/></text:span><text:span text:style-name="T7">&lt;/param&gt;</text:span></text:p>
          <text:p text:style-name="P12"><text:span text:style-name="T7">&lt;/host&gt; 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13.701cm" svg:height="10.276cm" svg:x="2.482cm" svg:y="2.058cm" draw:page-number="9" presentation:class="page"/>
          <draw:frame presentation:style-name="pr5" draw:text-style-name="P4" draw:layer="layout" svg:width="14.932cm" svg:height="12.335cm" svg:x="1.865cm" svg:y="13.017cm" presentation:class="notes" presentation:placeholder="true">
            <draw:text-box/>
          </draw:frame>
        </presentation:notes>
      </draw:page>
      <draw:page draw:name="Datasource trees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705cm" svg:height="3.429cm" svg:x="2.371cm" svg:y="1.63cm" presentation:class="title">
          <draw:text-box>
            <text:p text:style-name="P1">Datasource trees</text:p>
          </draw:text-box>
        </draw:frame>
        <draw:frame presentation:style-name="pr4" draw:text-style-name="P20" draw:layer="layout" svg:width="24.705cm" svg:height="12.801cm" svg:x="2.371cm" svg:y="5.432cm" presentation:class="outline">
          <draw:text-box>
            <text:list text:style-name="L2">
              <text:list-item>
                <text:p text:style-name="P19">Each tree can run multiple <text:span text:style-name="T18">collector</text:span> processes and one <text:span text:style-name="T18">monitor</text:span> process.</text:p>
              </text:list-item>
            </text:list>
            <text:list text:style-name="L2">
              <text:list-item>
                <text:p text:style-name="P19">Web interface access control lists set the user permissions per tree. Currently it is not possible to set different permissions inside the tree.</text:p>
              </text:list-item>
            </text:list>
            <text:list text:style-name="L2">
              <text:list-item>
                <text:p text:style-name="P19">Trees are defined in <text:span text:style-name="T19">torrus-siteconfig.pl</text:span>, usually located in <text:span text:style-name="T19">/usr/local/etc/torrus/conf</text:span>.</text:p>
              </text:list-item>
            </text:list>
          </draw:text-box>
        </draw:frame>
        <presentation:notes draw:style-name="dp4">
          <draw:page-thumbnail draw:style-name="gr1" draw:layer="layout" svg:width="13.701cm" svg:height="10.276cm" svg:x="2.482cm" svg:y="2.058cm" draw:page-number="10" presentation:class="page"/>
          <draw:frame presentation:style-name="pr5" draw:text-style-name="P4" draw:layer="layout" svg:width="14.932cm" svg:height="12.335cm" svg:x="1.865cm" svg:y="13.017cm" presentation:class="notes" presentation:placeholder="true">
            <draw:text-box/>
          </draw:frame>
        </presentation:notes>
      </draw:page>
      <draw:page draw:name="Datasource configuration XML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705cm" svg:height="3.429cm" svg:x="2.371cm" svg:y="1.63cm" presentation:class="title">
          <draw:text-box>
            <text:p text:style-name="P1">Datasource configuration XML</text:p>
          </draw:text-box>
        </draw:frame>
        <draw:frame presentation:style-name="pr4" draw:text-style-name="P22" draw:layer="layout" svg:width="24.705cm" svg:height="12.801cm" svg:x="2.371cm" svg:y="5.432cm" presentation:class="outline">
          <draw:text-box>
            <text:list text:style-name="L2">
              <text:list-item>
                <text:p text:style-name="P21"><text:span text:style-name="T20">Multiple XML files are compiled into one datasource tree.</text:span></text:p>
              </text:list-item>
            </text:list>
            <text:list text:style-name="L2">
              <text:list-item>
                <text:p text:style-name="P21"><text:span text:style-name="T20">Usually they consist of discovery results and templates from Torrus distribution.</text:span></text:p>
              </text:list-item>
            </text:list>
            <text:list text:style-name="L2">
              <text:list-item>
                <text:p text:style-name="P21"><text:span text:style-name="T20">In rare occasions, manual editing is required.</text:span></text:p>
              </text:list-item>
            </text:list>
            <text:list text:style-name="L2">
              <text:list-item>
                <text:p text:style-name="P21"><text:span text:style-name="T20">Files are usually located in </text:span><text:span text:style-name="T20"><text:line-break/></text:span><text:span text:style-name="T19">/usr/local/etc/torrus/xmlconfig</text:span><text:span text:style-name="T20">.</text:span></text:p>
              </text:list-item>
            </text:list>
            <text:list text:style-name="L4">
              <text:list-item>
                <text:p text:style-name="P15"><text:span text:style-name="T19">site-global.xml</text:span><text:span text:style-name="T20"> is usually included in all trees.</text:span></text:p>
              </text:list-item>
            </text:list>
          </draw:text-box>
        </draw:frame>
        <presentation:notes draw:style-name="dp4">
          <draw:page-thumbnail draw:style-name="gr1" draw:layer="layout" svg:width="13.701cm" svg:height="10.276cm" svg:x="2.482cm" svg:y="2.058cm" draw:page-number="11" presentation:class="page"/>
          <draw:frame presentation:style-name="pr5" draw:text-style-name="P4" draw:layer="layout" svg:width="14.932cm" svg:height="12.335cm" svg:x="1.865cm" svg:y="13.017cm" presentation:class="notes" presentation:placeholder="true">
            <draw:text-box/>
          </draw:frame>
        </presentation:notes>
      </draw:page>
      <draw:page draw:name="Basic commands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705cm" svg:height="3.429cm" svg:x="2.371cm" svg:y="1.63cm" presentation:class="title">
          <draw:text-box>
            <text:p text:style-name="P1">Basic commands</text:p>
          </draw:text-box>
        </draw:frame>
        <draw:frame presentation:style-name="pr4" draw:text-style-name="P6" draw:layer="layout" svg:width="24.705cm" svg:height="12.801cm" svg:x="2.371cm" svg:y="5.432cm" presentation:class="outline">
          <draw:text-box>
            <text:list text:style-name="L2">
              <text:list-item>
                <text:p text:style-name="P5">Run SNMP discovery: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3"><text:span text:style-name="T21">torrus dd –in=EXAMPLE.ddx [–verbose]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Compile XML configuration: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3"><text:span text:style-name="T21">torrus compile –tree=EXAMPLE [–verbose]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Collector, monitor and Apache will reload the configuration automatically.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4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701cm" svg:height="10.276cm" svg:x="2.482cm" svg:y="2.058cm" draw:page-number="12" presentation:class="page"/>
          <draw:frame presentation:style-name="pr5" draw:text-style-name="P4" draw:layer="layout" svg:width="14.932cm" svg:height="12.335cm" svg:x="1.865cm" svg:y="13.017cm" presentation:class="notes" presentation:placeholder="true">
            <draw:text-box/>
          </draw:frame>
        </presentation:notes>
      </draw:page>
      <draw:page draw:name="Startup/shutdown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705cm" svg:height="3.429cm" svg:x="2.371cm" svg:y="1.63cm" presentation:class="title">
          <draw:text-box>
            <text:p text:style-name="P1">Startup and shutdown</text:p>
          </draw:text-box>
        </draw:frame>
        <draw:frame presentation:style-name="pr4" draw:text-style-name="P11" draw:layer="layout" svg:width="24.705cm" svg:height="12.801cm" svg:x="2.371cm" svg:y="5.432cm" presentation:class="outline">
          <draw:text-box>
            <text:list text:style-name="L2">
              <text:list-item>
                <text:p text:style-name="P10"><text:span text:style-name="T20">Torrus daemons are usually started via <text:s/></text:span><text:span text:style-name="T22">/etc/init.d/torrus start</text:span></text:p>
              </text:list-item>
            </text:list>
            <text:list text:style-name="L2">
              <text:list-item>
                <text:p text:style-name="P21"><text:span text:style-name="T20">NEVER stop the torrus daemons with "kill -9" </text:span></text:p>
              </text:list-item>
            </text:list>
            <text:list text:style-name="L2">
              <text:list-item>
                <text:p text:style-name="P21"><text:span text:style-name="T20">If the daemons have stopped abnormally (e.g. because of server crash), stop all daemons and the Apache server and perform the database recovery.</text:span></text:p>
              </text:list-item>
            </text:list>
          </draw:text-box>
        </draw:frame>
        <presentation:notes draw:style-name="dp4">
          <draw:page-thumbnail draw:style-name="gr1" draw:layer="layout" svg:width="13.701cm" svg:height="10.276cm" svg:x="2.482cm" svg:y="2.058cm" draw:page-number="13" presentation:class="page"/>
          <draw:frame presentation:style-name="pr5" draw:text-style-name="P4" draw:layer="layout" svg:width="14.932cm" svg:height="12.335cm" svg:x="1.865cm" svg:y="13.017cm" presentation:class="notes" presentation:placeholder="true">
            <draw:text-box/>
          </draw:frame>
        </presentation:notes>
      </draw:page>
      <draw:page draw:name="Recommended setup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705cm" svg:height="3.429cm" svg:x="2.371cm" svg:y="1.63cm" presentation:class="title">
          <draw:text-box>
            <text:p text:style-name="P1">Recommended setup</text:p>
          </draw:text-box>
        </draw:frame>
        <draw:frame presentation:style-name="pr4" draw:text-style-name="P6" draw:layer="layout" svg:width="24.705cm" svg:height="12.801cm" svg:x="2.371cm" svg:y="5.432cm" presentation:class="outline">
          <draw:text-box>
            <text:list text:style-name="L2">
              <text:list-item>
                <text:p text:style-name="P5">One tree to run the collector – includes all devices.</text:p>
              </text:list-item>
            </text:list>
            <text:list text:style-name="L2">
              <text:list-item>
                <text:p text:style-name="P5">Multiple view-only trees for user web access and threshold monitoring</text:p>
              </text:list-item>
            </text:list>
            <text:list text:style-name="L2">
              <text:list-item>
                <text:p text:style-name="P5">Fine tuning of collector schedules is required for installations with more than 20-30 thousand SNMP objects (see User guide and Scalability guide).</text:p>
              </text:list-item>
            </text:list>
          </draw:text-box>
        </draw:frame>
        <presentation:notes draw:style-name="dp4">
          <draw:page-thumbnail draw:style-name="gr1" draw:layer="layout" svg:width="13.701cm" svg:height="10.276cm" svg:x="2.482cm" svg:y="2.058cm" draw:page-number="14" presentation:class="page"/>
          <draw:frame presentation:style-name="pr5" draw:text-style-name="P4" draw:layer="layout" svg:width="14.932cm" svg:height="12.335cm" svg:x="1.865cm" svg:y="13.017cm" presentation:class="notes" presentation:placeholder="true">
            <draw:text-box/>
          </draw:frame>
        </presentation:notes>
      </draw:page>
      <draw:page draw:name="Future developments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705cm" svg:height="3.429cm" svg:x="2.371cm" svg:y="1.63cm" presentation:class="title">
          <draw:text-box>
            <text:p text:style-name="P1">Future developments</text:p>
          </draw:text-box>
        </draw:frame>
        <draw:frame presentation:style-name="pr4" draw:text-style-name="P6" draw:layer="layout" svg:width="24.705cm" svg:height="12.801cm" svg:x="2.371cm" svg:y="5.432cm" presentation:class="outline">
          <draw:text-box>
            <text:list text:style-name="L2">
              <text:list-item>
                <text:p text:style-name="P5">Web UI with granular access control, custom properties, favorites, etc.</text:p>
              </text:list-item>
            </text:list>
            <text:list text:style-name="L2">
              <text:list-item>
                <text:p text:style-name="P5">Distributed and redundant architecture.</text:p>
              </text:list-item>
            </text:list>
            <text:list text:style-name="L2">
              <text:list-item>
                <text:p text:style-name="P5">Management console with web interface.</text:p>
              </text:list-item>
            </text:list>
          </draw:text-box>
        </draw:frame>
        <presentation:notes draw:style-name="dp4">
          <draw:page-thumbnail draw:style-name="gr1" draw:layer="layout" svg:width="13.701cm" svg:height="10.276cm" svg:x="2.482cm" svg:y="2.058cm" draw:page-number="15" presentation:class="page"/>
          <draw:frame presentation:style-name="pr5" draw:text-style-name="P4" draw:layer="layout" svg:width="14.932cm" svg:height="12.335cm" svg:x="1.865cm" svg:y="13.01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211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73cm" fo:margin-right="0cm" fo:margin-top="0.229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6cm" fo:page-height="27.41cm" style:print-orientation="portrait"/>
    </style:page-layout>
    <style:page-layout style:name="PM1">
      <style:page-layout-properties fo:margin-top="1cm" fo:margin-bottom="1cm" fo:margin-left="1cm" fo:margin-right="1.25cm" fo:page-width="29.7cm" fo:page-height="21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0.747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69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73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text-align="center" text:enable-numbering="false" fo:text-indent="0cm" style:writing-mode="lr-tb"/>
    </style:style>
    <style:style style:name="P5" style:family="paragraph">
      <style:paragraph-properties fo:margin-left="0cm" fo:margin-right="0cm" fo:text-align="end" text:enable-numbering="false" fo:text-indent="0cm" style:writing-mode="lr-tb"/>
    </style:style>
    <style:style style:name="P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color="#808080" fo:font-size="10pt" fo:language="en" fo:country="US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8.097cm" svg:height="1.3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097cm" svg:height="1.369cm" svg:x="10.56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097cm" svg:height="1.369cm" svg:x="0cm" svg:y="26.0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097cm" svg:height="1.369cm" svg:x="10.562cm" svg:y="26.0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6.53cm" svg:height="4.616cm" svg:x="1.866cm" svg:y="3.995cm" draw:page-number="1"/>
      <draw:page-thumbnail draw:layer="backgroundobjects" svg:width="6.53cm" svg:height="4.616cm" svg:x="10.263cm" svg:y="3.995cm" draw:page-number="2"/>
      <draw:page-thumbnail draw:layer="backgroundobjects" svg:width="6.53cm" svg:height="4.616cm" svg:x="1.866cm" svg:y="11.396cm" draw:page-number="3"/>
      <draw:page-thumbnail draw:layer="backgroundobjects" svg:width="6.53cm" svg:height="4.616cm" svg:x="10.263cm" svg:y="11.396cm" draw:page-number="4"/>
      <draw:page-thumbnail draw:layer="backgroundobjects" svg:width="6.53cm" svg:height="4.616cm" svg:x="1.866cm" svg:y="18.797cm" draw:page-number="5"/>
      <draw:page-thumbnail draw:layer="backgroundobjects" svg:width="6.53cm" svg:height="4.616cm" svg:x="10.263cm" svg:y="18.797cm" draw:page-number="6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4.705cm" svg:height="3.168cm" svg:x="2.371cm" svg:y="1.76cm" presentation:class="title" presentation:placeholder="true">
        <draw:text-box/>
      </draw:frame>
      <draw:frame presentation:style-name="Default-outline1" draw:layer="backgroundobjects" svg:width="24.705cm" svg:height="12.54cm" svg:x="2.371cm" svg:y="5.432cm" presentation:class="outline" presentation:placeholder="true">
        <draw:text-box/>
      </draw:frame>
      <draw:frame presentation:style-name="pr1" draw:text-style-name="P3" draw:layer="backgroundobjects" svg:width="6.405cm" svg:height="0.851cm" svg:x="2.37cm" svg:y="18.877cm" presentation:class="date-time">
        <draw:text-box>
          <text:p text:style-name="P3"><text:span text:style-name="T2"><presentation:date-time/></text:span></text:p>
        </draw:text-box>
      </draw:frame>
      <draw:frame presentation:style-name="pr2" draw:text-style-name="P4" draw:layer="backgroundobjects" svg:width="8.693cm" svg:height="0.744cm" svg:x="10.378cm" svg:y="18.877cm" presentation:class="footer">
        <draw:text-box>
          <text:p text:style-name="P4"><text:span text:style-name="T3"><presentation:footer/></text:span></text:p>
        </draw:text-box>
      </draw:frame>
      <draw:frame presentation:style-name="pr1" draw:text-style-name="P5" draw:layer="backgroundobjects" svg:width="6.405cm" svg:height="0.851cm" svg:x="20.67cm" svg:y="18.877cm" presentation:class="page-number">
        <draw:text-box>
          <text:p text:style-name="P5"><text:span text:style-name="T2"><text:page-number>&lt;number&gt;</text:page-number></text:span></text:p>
        </draw:text-box>
      </draw:frame>
      <presentation:notes style:page-layout-name="PM0">
        <draw:rect draw:style-name="gr3" draw:text-style-name="P6" draw:layer="backgroundobjects" svg:width="18.66cm" svg:height="27.41cm" svg:x="0cm" svg:y="0cm">
          <text:p/>
        </draw:rect>
        <draw:frame presentation:style-name="pr3" draw:text-style-name="P3" draw:layer="backgroundobjects" svg:width="8.087cm" svg:height="1.368cm" svg:x="-0.001cm" svg:y="-0.001cm" presentation:class="header">
          <draw:text-box>
            <text:p text:style-name="P3"><text:span text:style-name="T4"><presentation:header/></text:span></text:p>
          </draw:text-box>
        </draw:frame>
        <draw:frame presentation:style-name="pr3" draw:text-style-name="P5" draw:layer="backgroundobjects" svg:width="8.088cm" svg:height="1.368cm" svg:x="10.57cm" svg:y="-0.001cm" presentation:class="date-time">
          <draw:text-box>
            <text:p text:style-name="P5"><text:span text:style-name="T4"><presentation:date-time/></text:span></text:p>
          </draw:text-box>
        </draw:frame>
        <draw:page-thumbnail presentation:style-name="Default-title" draw:layer="backgroundobjects" svg:width="13.701cm" svg:height="10.276cm" svg:x="2.482cm" svg:y="2.058cm" presentation:class="page"/>
        <draw:frame presentation:style-name="Default-notes" draw:layer="backgroundobjects" svg:width="14.932cm" svg:height="12.334cm" svg:x="1.865cm" svg:y="13.017cm" presentation:class="notes" presentation:placeholder="true">
          <draw:text-box/>
        </draw:frame>
        <draw:frame presentation:style-name="pr4" draw:text-style-name="P3" draw:layer="backgroundobjects" svg:width="8.087cm" svg:height="1.372cm" svg:x="-0.001cm" svg:y="26.033cm" presentation:class="footer">
          <draw:text-box>
            <text:p text:style-name="P3"><text:span text:style-name="T4"><presentation:footer/></text:span></text:p>
          </draw:text-box>
        </draw:frame>
        <draw:frame presentation:style-name="pr4" draw:text-style-name="P5" draw:layer="backgroundobjects" svg:width="8.088cm" svg:height="1.372cm" svg:x="10.57cm" svg:y="26.033cm" presentation:class="page-number">
          <draw:text-box>
            <text:p text:style-name="P5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5$Build-9221</meta:generator>
    <dc:title>Torrus functional overview</dc:title>
    <meta:initial-creator>Stanislav Sinyagin</meta:initial-creator>
    <meta:creation-date>2006-07-14T10:57:03</meta:creation-date>
    <dc:creator>Stanislav Sinyagin</dc:creator>
    <dc:date>2008-01-16T21:44:00</dc:date>
    <meta:editing-cycles>77</meta:editing-cycles>
    <meta:editing-duration>PT6H6M3S</meta:editing-duration>
    <meta:user-defined meta:name="Author">Stanislav Sinyagin</meta:user-defined>
    <meta:user-defined meta:name="Info 2"/>
    <meta:user-defined meta:name="Info 3"/>
    <meta:user-defined meta:name="Info 4"/>
    <meta:document-statistic meta:object-count="118"/>
  </office:meta>
</office:document-meta>
</file>